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xml:id="id116" draw:id="id116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5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7" draw:start-glue-point="0" draw:end-shape="id28" draw:end-glue-point="8" svg:d="M43150 82000l101-1299" svg:viewBox="0 0 102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3-QMBHWTunneling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 text:style-name="P9"><text:span text:style-name="T8">0</text:span></text:p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7" draw:start-glue-point="10" draw:end-shape="id68" draw:end-glue-point="6" svg:d="M51700 20750l1601-49" svg:viewBox="0 0 16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0" draw:start-glue-point="1" draw:end-shape="id67" draw:end-glue-point="6" svg:d="M50600 18901l600 1849" svg:viewBox="0 0 601 1850">
          <text:p/>
        </draw:connector>
        <draw:g xml:id="id70" draw:id="id70">
          <draw:g>
            <draw:custom-shape draw:style-name="gr16" draw:text-style-name="P10" draw:layer="layout" svg:width="0.8cm" svg:height="0.3cm" svg:x="47.3cm" svg:y="18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3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 text:style-name="P9"><text:span text:style-name="T8">1</text:span></text:p>
        </draw:connector>
        <draw:connector draw:style-name="gr38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 text:style-name="P9"><text:span text:style-name="T8">3</text:span></text:p>
        </draw:connector>
        <draw:connector draw:style-name="gr38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6" draw:start-glue-point="1" draw:end-shape="id35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3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,</text:span></text:p>
                <text:p text:style-name="P9"><text:span text:style-name="T3">CollectReferenceActive^Parameters,ShiftReferenceActive^Parameters,</text:span></text:p>
                <text:p text:style-name="P9"><text:span text:style-name="T3">MoveReferenceActive^Parameters,TargetReferenceActive^Parameters,</text:span></text:p>
                <text:p text:style-name="P9"><text:span text:style-name="T3">AtomOffsetActive^Parameters,SequenceReference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8.8cm" svg:y="29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3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0" draw:start-glue-point="0" draw:end-shape="id68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 text:style-name="P9"><text:span text:style-name="T8">2</text:span></text:p>
        </draw:connector>
        <draw:connector draw:style-name="gr38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  <draw:g xml:id="id104" draw:id="id104">
          <draw:g>
            <draw:custom-shape draw:style-name="gr16" draw:text-style-name="P10" draw:layer="layout" svg:width="0.8cm" svg:height="0.3cm" svg:x="71.2cm" svg:y="30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3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3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3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3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3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3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3" draw:id="id103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2" draw:start-glue-point="3" draw:end-shape="id103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4" draw:start-glue-point="3" draw:end-shape="id103" draw:end-glue-point="9" svg:d="M71200 31449l-1773-622" svg:viewBox="0 0 1774 623">
          <text:p/>
        </draw:connector>
        <draw:custom-shape draw:style-name="gr5" draw:text-style-name="P6" xml:id="id105" draw:id="id105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5" draw:start-glue-point="10" draw:end-shape="id68" draw:end-glue-point="4" svg:d="M46400 28250l1901 249" svg:viewBox="0 0 1902 250">
          <text:p text:style-name="P9"><text:span text:style-name="T3">Transfer</text:span></text:p>
        </draw:connector>
        <draw:connector draw:style-name="gr39" draw:text-style-name="P7" draw:layer="layout" draw:type="line" svg:x1="43.9cm" svg:y1="28.199cm" svg:x2="45.9cm" svg:y2="28.25cm" draw:start-shape="id106" draw:start-glue-point="1" draw:end-shape="id105" draw:end-glue-point="6" svg:d="M43900 28199l2000 51" svg:viewBox="0 0 2001 52">
          <text:p/>
        </draw:connector>
        <draw:connector draw:style-name="gr15" draw:text-style-name="P10" draw:layer="layout" draw:type="curve" draw:line-skew="3.134cm" svg:x1="49.298cm" svg:y1="107.198cm" svg:x2="46.15cm" svg:y2="28.5cm" draw:start-shape="id2" draw:start-glue-point="4" draw:end-shape="id105" draw:end-glue-point="8" svg:d="M49298 107198c5757 0 4798-21699 2572-28136s-5720 2389-5720-50562" svg:viewBox="0 0 7460 78699">
          <text:p text:style-name="P9"><text:span text:style-name="T3">Update</text:span></text:p>
        </draw:connector>
        <draw:connector draw:style-name="gr15" draw:text-style-name="P10" draw:layer="layout" draw:type="curve" svg:x1="51.2cm" svg:y1="20.75cm" svg:x2="46.15cm" svg:y2="28cm" draw:start-shape="id67" draw:start-glue-point="6" draw:end-shape="id105" draw:end-glue-point="4" svg:d="M51200 20750c-3367 0-5050 2416-5050 7250" svg:viewBox="0 0 5051 7251">
          <text:p text:style-name="P9"><text:span text:style-name="T3">Parameter</text:span></text:p>
        </draw:connector>
        <draw:custom-shape draw:style-name="gr5" draw:text-style-name="P6" xml:id="id107" draw:id="id107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8.399cm" svg:y1="28.499cm" svg:x2="59.373cm" svg:y2="29.773cm" draw:start-shape="id68" draw:start-glue-point="5" draw:end-shape="id107" draw:end-glue-point="5" svg:d="M58399 28499l974 1274" svg:viewBox="0 0 975 1275">
          <text:p text:style-name="P9"><text:span text:style-name="T3">Transfer</text:span></text:p>
        </draw:connector>
        <draw:g xml:id="id108" draw:id="id108">
          <draw:g>
            <draw:custom-shape draw:style-name="gr16" draw:text-style-name="P10" draw:layer="layout" svg:width="0.8cm" svg:height="0.3cm" svg:x="57.7cm" svg:y="3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2cm">
              <text:p text:style-name="P9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.7cm" svg:y="3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5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.7cm" svg:y="3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9cm" svg:y="33.1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.7cm" svg:y="33.1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8cm" svg:y="33.102cm">
                <text:p text:style-name="P9"><text:span text:style-name="T5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9.35cm" svg:y1="32.2cm" svg:x2="59.373cm" svg:y2="30.127cm" draw:start-shape="id108" draw:start-glue-point="0" draw:end-shape="id107" draw:end-glue-point="7" svg:d="M59350 32200l23-2073" svg:viewBox="0 0 24 2074">
          <text:p/>
        </draw:connector>
        <draw:connector draw:style-name="gr21" draw:text-style-name="P10" draw:layer="layout" draw:type="curve" svg:x1="46.15cm" svg:y1="28.5cm" svg:x2="59.3cm" svg:y2="29.95cm" draw:start-shape="id105" draw:start-glue-point="8" draw:end-shape="id107" draw:end-glue-point="6" svg:d="M46150 28500c0 967 4383 1450 13150 1450" svg:viewBox="0 0 13151 1451">
          <text:p/>
        </draw:connector>
        <draw:custom-shape draw:style-name="gr5" draw:text-style-name="P6" xml:id="id109" draw:id="id109" draw:layer="ConfigLayout" svg:width="0.5cm" svg:height="0.5cm" svg:x="44.702cm" svg:y="8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0" draw:id="id110">
          <draw:g>
            <draw:custom-shape draw:style-name="gr16" draw:text-style-name="P10" draw:layer="ConfigLayout" svg:width="0.8cm" svg:height="0.3cm" svg:x="43.4cm" svg:y="84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3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428cm" svg:y1="80.628cm" svg:x2="44.702cm" svg:y2="81.252cm" draw:start-shape="id28" draw:start-glue-point="9" draw:end-shape="id109" draw:end-glue-point="6" svg:d="M43428 80628l1274 624" svg:viewBox="0 0 1275 625">
          <text:p/>
        </draw:connector>
        <draw:connector draw:style-name="gr12" draw:text-style-name="P7" draw:layer="ConfigLayout" draw:type="line" svg:x1="45.05cm" svg:y1="84.1cm" svg:x2="44.952cm" svg:y2="81.502cm" draw:start-shape="id110" draw:start-glue-point="0" draw:end-shape="id109" draw:end-glue-point="8" svg:d="M45050 84100l-98-2598" svg:viewBox="0 0 99 2599">
          <text:p/>
        </draw:connector>
        <draw:connector draw:style-name="gr15" draw:text-style-name="P10" draw:layer="ConfigLayout" draw:type="curve" svg:x1="48.654cm" svg:y1="81.004cm" svg:x2="46.15cm" svg:y2="28.5cm" draw:start-shape="id111" draw:end-shape="id105" draw:end-glue-point="8" svg:d="M48654 81004c0-39376-2504-13125-2504-52504" svg:viewBox="0 0 2505 52505">
          <text:p text:style-name="P9"><text:span text:style-name="T3">Error</text:span></text:p>
        </draw:connector>
        <draw:g xml:id="id113" draw:id="id113">
          <draw:g>
            <draw:custom-shape draw:style-name="gr16" draw:text-style-name="P10" draw:layer="ConfigLayout" svg:width="0.8cm" svg:height="0.3cm" svg:x="45.2cm" svg:y="8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3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3">Absolute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6" xml:id="id112" draw:id="id112" draw:layer="ConfigLayout" svg:width="0.5cm" svg:height="0.5cm" svg:x="46.5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5.202cm" svg:y1="81.252cm" svg:x2="46.503cm" svg:y2="81.253cm" draw:start-shape="id109" draw:start-glue-point="10" draw:end-shape="id112" draw:end-glue-point="6" svg:d="M45202 81252l1301 1" svg:viewBox="0 0 1302 2">
          <text:p/>
        </draw:connector>
        <draw:connector draw:style-name="gr12" draw:text-style-name="P7" draw:layer="ConfigLayout" draw:type="line" svg:x1="46.85cm" svg:y1="82.398cm" svg:x2="46.753cm" svg:y2="81.503cm" draw:start-shape="id113" draw:start-glue-point="0" draw:end-shape="id112" draw:end-glue-point="8" svg:d="M46850 82398l-97-895" svg:viewBox="0 0 98 896">
          <text:p/>
        </draw:connector>
        <draw:custom-shape draw:style-name="gr5" draw:text-style-name="P6" xml:id="id115" draw:id="id115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4" draw:start-glue-point="0" draw:end-shape="id115" draw:end-glue-point="9" svg:d="M13450 113598l-1323-1171" svg:viewBox="0 0 1324 1172">
          <text:p/>
        </draw:connector>
        <draw:g xml:id="id114" draw:id="id114">
          <draw:g>
            <draw:custom-shape draw:style-name="gr16" draw:text-style-name="P10" draw:layer="layout" svg:width="0.8cm" svg:height="0.3cm" svg:x="11.8cm" svg:y="113.6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3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5" draw:start-glue-point="5" draw:end-shape="id116" draw:end-glue-point="3" svg:d="M11773 112073l-1572-1674" svg:viewBox="0 0 1573 1675">
          <text:p/>
        </draw:connector>
        <draw:custom-shape draw:style-name="gr5" draw:text-style-name="P6" xml:id="id117" draw:id="id117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9.8cm" svg:y1="29.95cm" svg:x2="61.401cm" svg:y2="29.951cm" draw:start-shape="id107" draw:start-glue-point="10" draw:end-shape="id117" draw:end-glue-point="6" svg:d="M59800 29950l1601 1" svg:viewBox="0 0 1602 2">
          <text:p text:style-name="P9"><text:span text:style-name="T3">Transfer</text:span></text:p>
        </draw:connector>
        <draw:g xml:id="id118" draw:id="id118">
          <draw:g>
            <draw:custom-shape draw:style-name="gr16" draw:text-style-name="P10" draw:layer="layout" svg:width="0.8cm" svg:height="0.3cm" svg:x="60cm" svg:y="3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3.998cm">
              <text:p text:style-name="P9"><text:span text:style-name="T3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cm" svg:y="34.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4.29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cm" svg:y="34.6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2cm" svg:y="34.9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cm" svg:y="34.9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1cm" svg:y="34.9cm">
                <text:p text:style-name="P9"><text:span text:style-name="T3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1.65cm" svg:y1="33.998cm" svg:x2="61.651cm" svg:y2="30.201cm" draw:start-shape="id118" draw:start-glue-point="0" draw:end-shape="id117" draw:end-glue-point="8" svg:d="M61650 33998l1-3797" svg:viewBox="0 0 2 3798">
          <text:p/>
        </draw:connector>
        <draw:connector draw:style-name="gr21" draw:text-style-name="P10" draw:layer="layout" draw:type="curve" svg:x1="46.15cm" svg:y1="28.5cm" svg:x2="61.401cm" svg:y2="29.951cm" draw:start-shape="id105" draw:start-glue-point="8" draw:end-shape="id117" draw:end-glue-point="6" svg:d="M46150 28500c0 968 5083 1451 15251 1451" svg:viewBox="0 0 15252 1452">
          <text:p/>
        </draw:connector>
        <draw:g xml:id="id106" draw:id="id106">
          <draw:g>
            <draw:custom-shape draw:style-name="gr16" draw:text-style-name="P10" draw:layer="layout" svg:width="0.8cm" svg:height="0.3cm" svg:x="40.6cm" svg:y="26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3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6cm">
                <text:p text:style-name="P9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6cm">
                <text:p text:style-name="P9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0.6cm" svg:y="27.3cm">
                <text:p text:style-name="P9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cm" svg:height="0.3cm" svg:x="41.8cm" svg:y="27.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9cm">
                <text:p text:style-name="P9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9cm">
                <text:p text:style-name="P9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8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8.2cm">
                <text:p text:style-name="P9"><text:span text:style-name="T6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8.2cm">
                <text:p text:style-name="P9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2" draw:layer="layout" svg:width="1.3cm" svg:height="0.3cm" svg:x="40.6cm" svg:y="28.5cm">
                <text:p text:style-name="P9"><text:span text:style-name="T5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5cm">
                <text:p text:style-name="P9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8.8cm">
                <text:p text:style-name="P9"><text:span text:style-name="T6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8cm">
                <text:p text:style-name="P9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1cm">
                <text:p text:style-name="P9"><text:span text:style-name="T6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1cm">
                <text:p text:style-name="P9"><text:span text:style-name="T3">0.025^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4cm">
                <text:p text:style-name="P9"><text:span text:style-name="T6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4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7cm">
                <text:p text:style-name="P9"><text:span text:style-name="T6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7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9" draw:id="id119">
          <draw:g>
            <draw:custom-shape draw:style-name="gr7" draw:text-style-name="P10" draw:layer="layout" svg:width="0.8cm" svg:height="0.3cm" svg:x="51.5cm" svg:y="105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3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9" draw:start-glue-point="3" draw:end-shape="id2" draw:end-glue-point="4" svg:d="M51500 106299l-2202 899" svg:viewBox="0 0 2203 900">
          <text:p/>
        </draw:connector>
        <draw:connector draw:style-name="gr15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 text:style-name="P9"><text:span text:style-name="T3"/></text:p>
        </draw:connector>
        <draw:g xml:id="id121" draw:id="id121">
          <draw:g>
            <draw:custom-shape draw:style-name="gr16" draw:text-style-name="P10" draw:layer="layout" svg:width="0.8cm" svg:height="0.3cm" svg:x="62.3cm" svg:y="32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6cm">
              <text:p text:style-name="P9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2.3cm" svg:y="32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9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2.3cm" svg:y="33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4.5cm" svg:y="33.502cm">
                <text:p text:style-name="P9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2.3cm" svg:y="33.5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3.4cm" svg:y="33.502cm">
                <text:p text:style-name="P9"><text:span text:style-name="T5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0" draw:id="id120" draw:layer="layout" svg:width="0.5cm" svg:height="0.5cm" svg:x="63.702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curve" svg:x1="46.15cm" svg:y1="28.5cm" svg:x2="63.702cm" svg:y2="29.952cm" draw:start-shape="id105" draw:start-glue-point="8" draw:end-shape="id120" draw:end-glue-point="6" svg:d="M46150 28500c0 968 5850 1452 17552 1452" svg:viewBox="0 0 17553 1453">
          <text:p/>
        </draw:connector>
        <draw:connector draw:style-name="gr52" draw:text-style-name="P10" draw:layer="layout" draw:type="line" svg:x1="61.901cm" svg:y1="29.951cm" svg:x2="63.702cm" svg:y2="29.952cm" draw:start-shape="id117" draw:start-glue-point="10" draw:end-shape="id120" draw:end-glue-point="6" svg:d="M61901 29951l1801 1" svg:viewBox="0 0 1802 2">
          <text:p text:style-name="P9"><text:span text:style-name="T3">Transfer</text:span></text:p>
        </draw:connector>
        <draw:connector draw:style-name="gr39" draw:text-style-name="P7" draw:layer="layout" draw:type="line" svg:x1="63.95cm" svg:y1="32.6cm" svg:x2="63.952cm" svg:y2="30.202cm" draw:start-shape="id121" draw:start-glue-point="0" draw:end-shape="id120" draw:end-glue-point="8" svg:d="M63950 32600l2-2398" svg:viewBox="0 0 3 2399">
          <text:p/>
        </draw:connector>
        <draw:custom-shape draw:style-name="gr5" draw:text-style-name="P6" xml:id="id111" draw:id="id111" draw:layer="layout" svg:width="0.5cm" svg:height="0.5cm" svg:x="48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2" draw:id="id122">
          <draw:g>
            <draw:custom-shape draw:style-name="gr16" draw:text-style-name="P10" draw:layer="layout" svg:width="0.8cm" svg:height="0.3cm" svg:x="48.9cm" svg:y="8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2cm">
              <text:p text:style-name="P9"><text:span text:style-name="T3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5cm">
              <text:p text:style-name="P9"><text:span text:style-name="T3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7.003cm" svg:y1="81.253cm" svg:x2="48.404cm" svg:y2="81.254cm" draw:start-shape="id112" draw:start-glue-point="10" draw:end-shape="id111" draw:end-glue-point="6" svg:d="M47003 81253l1401 1" svg:viewBox="0 0 1402 2">
          <text:p/>
        </draw:connector>
        <draw:connector draw:style-name="gr12" draw:text-style-name="P7" draw:layer="layout" draw:type="line" svg:x1="50.55cm" svg:y1="82.2cm" svg:x2="48.831cm" svg:y2="81.431cm" draw:start-shape="id122" draw:start-glue-point="0" draw:end-shape="id111" draw:end-glue-point="9" svg:d="M50550 82200l-1719-769" svg:viewBox="0 0 1720 770">
          <text:p/>
        </draw:connector>
        <draw:connector draw:style-name="gr15" draw:text-style-name="P10" draw:layer="layout" draw:type="curve" svg:x1="49.298cm" svg:y1="107.198cm" svg:x2="48.654cm" svg:y2="81.504cm" draw:start-shape="id2" draw:start-glue-point="4" draw:end-shape="id111" draw:end-glue-point="8" svg:d="M49298 107198c1056 0 880-8448 455-11572s-1099-924-1099-14122" svg:viewBox="0 0 1433 25695">
          <text:p text:style-name="P9"><text:span text:style-name="T3">Mar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0T18:35:58.087000000</dc:date>
    <meta:editing-duration>P1DT15H14M6S</meta:editing-duration>
    <meta:editing-cycles>225</meta:editing-cycles>
    <meta:print-date>2017-04-10T14:16:38.188000000</meta:print-date>
    <meta:document-statistic meta:object-count="1353"/>
  </office:meta>
</office:document-meta>
</file>